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215in" fo:margin-left="-0.0146in" table:align="left"/>
    </style:style>
    <style:style style:name="Table1.A" style:family="table-column">
      <style:table-column-properties style:column-width="1.9965in"/>
    </style:style>
    <style:style style:name="Table1.B" style:family="table-column">
      <style:table-column-properties style:column-width="3.316in"/>
    </style:style>
    <style:style style:name="Table1.C" style:family="table-column">
      <style:table-column-properties style:column-width="3.4986in"/>
    </style:style>
    <style:style style:name="Table1.D" style:family="table-column">
      <style:table-column-properties style:column-width="1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officeooo:rsid="001e2029" officeooo:paragraph-rsid="001e2029"/>
    </style:style>
    <style:style style:name="P2" style:family="paragraph" style:parent-style-name="Standard">
      <style:text-properties style:text-underline-style="none" officeooo:rsid="001e2029" officeooo:paragraph-rsid="001e2029"/>
    </style:style>
    <style:style style:name="P3" style:family="paragraph" style:parent-style-name="Table_20_Contents">
      <style:text-properties officeooo:rsid="002120d7" officeooo:paragraph-rsid="002120d7"/>
    </style:style>
    <style:style style:name="P4" style:family="paragraph" style:parent-style-name="Table_20_Contents">
      <style:text-properties officeooo:rsid="002430eb" officeooo:paragraph-rsid="002430eb"/>
    </style:style>
    <style:style style:name="P5" style:family="paragraph" style:parent-style-name="Table_20_Contents">
      <style:text-properties officeooo:rsid="00257346" officeooo:paragraph-rsid="00257346"/>
    </style:style>
    <style:style style:name="P6" style:family="paragraph" style:parent-style-name="Table_20_Contents">
      <style:text-properties officeooo:rsid="00257346" officeooo:paragraph-rsid="002a82ee"/>
    </style:style>
    <style:style style:name="P7" style:family="paragraph" style:parent-style-name="Table_20_Contents">
      <style:text-properties officeooo:rsid="0025ce94" officeooo:paragraph-rsid="0025ce94"/>
    </style:style>
    <style:style style:name="P8" style:family="paragraph" style:parent-style-name="Table_20_Contents">
      <style:text-properties officeooo:rsid="0025ce94" officeooo:paragraph-rsid="002888f9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officeooo:rsid="002120d7" officeooo:paragraph-rsid="002120d7"/>
    </style:style>
    <style:style style:name="P10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officeooo:rsid="002120d7" officeooo:paragraph-rsid="00252224"/>
    </style:style>
    <style:style style:name="P11" style:family="paragraph" style:parent-style-name="Table_20_Heading">
      <style:text-properties officeooo:rsid="001e2029" officeooo:paragraph-rsid="001e2029"/>
    </style:style>
    <style:style style:name="P1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officeooo:rsid="002e6844" officeooo:paragraph-rsid="002e6844"/>
    </style:style>
    <style:style style:name="P13" style:family="paragraph" style:parent-style-name="Standard">
      <style:text-properties officeooo:rsid="001ca510" officeooo:paragraph-rsid="001ca510"/>
    </style:style>
    <style:style style:name="P14" style:family="paragraph" style:parent-style-name="Standard">
      <style:text-properties style:text-underline-style="none" officeooo:rsid="002d3c5f" officeooo:paragraph-rsid="002d3c5f"/>
    </style:style>
    <style:style style:name="P15" style:family="paragraph" style:parent-style-name="Standard" style:list-style-name="L9">
      <style:text-properties style:text-underline-style="none" officeooo:rsid="002e4c2c" officeooo:paragraph-rsid="002e4c2c"/>
    </style:style>
    <style:style style:name="P16" style:family="paragraph" style:parent-style-name="Standard">
      <style:text-properties style:text-underline-style="solid" style:text-underline-width="auto" style:text-underline-color="font-color" officeooo:rsid="001e2029" officeooo:paragraph-rsid="001e2029"/>
    </style:style>
    <style:style style:name="P17" style:family="paragraph" style:parent-style-name="Standard">
      <style:text-properties style:text-underline-style="solid" style:text-underline-width="auto" style:text-underline-color="font-color" officeooo:rsid="002e6844" officeooo:paragraph-rsid="002e6844"/>
    </style:style>
    <style:style style:name="P18" style:family="paragraph" style:parent-style-name="Title" style:master-page-name="Landscape">
      <style:paragraph-properties style:page-number="auto"/>
    </style:style>
    <style:style style:name="P19" style:family="paragraph" style:parent-style-name="Title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P20" style:family="paragraph" style:parent-style-name="Title" style:master-page-name="First_20_Page">
      <style:paragraph-properties style:page-number="auto"/>
      <style:text-properties style:text-underline-style="solid" style:text-underline-width="auto" style:text-underline-color="font-color"/>
    </style:style>
    <style:style style:name="P21" style:family="paragraph" style:parent-style-name="Title">
      <style:text-properties style:text-underline-style="solid" style:text-underline-width="auto" style:text-underline-color="font-color"/>
    </style:style>
    <style:style style:name="P22" style:family="paragraph">
      <style:paragraph-properties fo:margin-left="0in" fo:margin-right="0in" fo:margin-top="0in" fo:margin-bottom="0in" fo:line-height="100%" fo:text-align="center" fo:text-indent="0in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2f8d1b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2120d7" style:font-name-asian="Liberation Serif1" style:font-name-complex="Liberation Serif1"/>
    </style:style>
    <style:style style:name="T6" style:family="text">
      <style:text-properties style:font-name="Liberation Serif1" officeooo:rsid="0025ce94" style:font-name-asian="Liberation Serif1" style:font-name-complex="Liberation Serif1"/>
    </style:style>
    <style:style style:name="T7" style:family="text">
      <style:text-properties style:font-name="Liberation Serif1" officeooo:rsid="00271c0e" style:font-name-asian="Liberation Serif1" style:font-name-complex="Liberation Serif1"/>
    </style:style>
    <style:style style:name="T8" style:family="text">
      <style:text-properties style:font-name="Liberation Serif1" officeooo:rsid="002888f9" style:font-name-asian="Liberation Serif1" style:font-name-complex="Liberation Serif1"/>
    </style:style>
    <style:style style:name="T9" style:family="text">
      <style:text-properties style:font-name="Liberation Serif1" officeooo:rsid="002a82ee" style:font-name-asian="Liberation Serif1" style:font-name-complex="Liberation Serif1"/>
    </style:style>
    <style:style style:name="T10" style:family="text">
      <style:text-properties officeooo:rsid="0022a0ad"/>
    </style:style>
    <style:style style:name="T11" style:family="text">
      <style:text-properties officeooo:rsid="002430e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52224"/>
    </style:style>
    <style:style style:name="T14" style:family="text">
      <style:text-properties style:text-underline-style="solid" style:text-underline-width="auto" style:text-underline-color="font-color" officeooo:rsid="0022a0a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1e202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5ce94"/>
    </style:style>
    <style:style style:name="T20" style:family="text">
      <style:text-properties officeooo:rsid="002c6500"/>
    </style:style>
    <style:style style:name="T21" style:family="text">
      <style:text-properties officeooo:rsid="002e4c2c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339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1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346in" fo:min-width="1.1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1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346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13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346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4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346in" fo:min-width="1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346in" fo:min-width="1.4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6555in" fo:min-width="1.32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7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draw:auto-grow-height="false" fo:min-height="0.4236in" fo:min-width="0.3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8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draw:auto-grow-height="false" fo:min-height="0.5709in" fo:min-width="0.5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9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3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9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701in" fo:min-width="0.0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9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3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draw:auto-grow-height="false" fo:min-height="0.4236in" fo:min-width="0.34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4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draw:auto-grow-height="false" fo:min-height="0.5709in" fo:min-width="0.51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5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701in" fo:min-width="0.0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gram 4: </text:p>
      <text:p text:style-name="P21">Normalization Analysis</text:p>
      <text:p text:style-name="Subtitle">Matt Seall, Eamon Dysinger, Tanner Koch</text:p>
      <text:p text:style-name="P13"/>
      <text:p text:style-name="P19"><draw:g text:anchor-type="paragraph" draw:z-index="0" draw:style-name="gr1"><draw:custom-shape draw:style-name="gr2" draw:text-style-name="P23" xml:id="id1" draw:id="id1" svg:width="1.3504in" svg:height="0.5331in" svg:x="2.6933in" svg:y="3.1402in"><text:p text:style-name="P22"><text:span text:style-name="T22">Employee</text:span></text:p><draw:enhanced-geometry svg:viewBox="0 0 21600 21600" draw:type="rectangle" draw:enhanced-path="M 0 0 L 21600 0 21600 21600 0 21600 0 0 Z N"/></draw:custom-shape><draw:custom-shape draw:style-name="gr3" draw:text-style-name="P23" svg:width="1.3496in" svg:height="0.5335in" svg:x="0.9917in" svg:y="5.5331in"><text:p text:style-name="P22"><text:span text:style-name="T22">Client</text:span></text:p><draw:enhanced-geometry svg:viewBox="0 0 21600 21600" draw:type="rectangle" draw:enhanced-path="M 0 0 L 21600 0 21600 21600 0 21600 0 0 Z N"/></draw:custom-shape><draw:custom-shape draw:style-name="gr4" draw:text-style-name="P23" xml:id="id2" draw:id="id2" svg:width="1.3504in" svg:height="0.5335in" svg:x="4.2807in" svg:y="5.511in"><text:p text:style-name="P22"><text:span text:style-name="T22">Branch</text:span></text:p><draw:enhanced-geometry svg:viewBox="0 0 21600 21600" draw:type="rectangle" draw:enhanced-path="M 0 0 L 21600 0 21600 21600 0 21600 0 0 Z N"/></draw:custom-shape><draw:custom-shape draw:style-name="gr5" draw:text-style-name="P23" xml:id="id7" draw:id="id7" svg:width="1.3504in" svg:height="0.5335in" svg:x="1.0823in" svg:y="7.1213in"><text:p text:style-name="P22"><text:span text:style-name="T22">Exam</text:span></text:p><draw:enhanced-geometry svg:viewBox="0 0 21600 21600" draw:type="rectangle" draw:enhanced-path="M 0 0 L 21600 0 21600 21600 0 21600 0 0 Z N"/></draw:custom-shape><draw:custom-shape draw:style-name="gr6" draw:text-style-name="P23" xml:id="id3" draw:id="id3" svg:width="1.3504in" svg:height="0.5335in" svg:x="4.4961in" svg:y="2.1413in"><text:p text:style-name="P22"><text:span text:style-name="T22">vehicle</text:span></text:p><draw:enhanced-geometry svg:viewBox="0 0 21600 21600" draw:type="rectangle" draw:enhanced-path="M 0 0 L 21600 0 21600 21600 0 21600 0 0 Z N"/></draw:custom-shape><draw:custom-shape draw:style-name="gr7" draw:text-style-name="P23" xml:id="id4" draw:id="id4" svg:width="1.6323in" svg:height="0.5335in" svg:x="4.3606in" svg:y="0.7693in"><text:p text:style-name="P22"><text:span text:style-name="T22">Vehicle Inspection</text:span></text:p><draw:enhanced-geometry svg:viewBox="0 0 21600 21600" draw:type="rectangle" draw:enhanced-path="M 0 0 L 21600 0 21600 21600 0 21600 0 0 Z N"/></draw:custom-shape><draw:custom-shape draw:style-name="gr8" draw:text-style-name="P23" xml:id="id5" draw:id="id5" svg:width="1.5197in" svg:height="0.7543in" draw:transform="skewX (0.0109955742875643) rotate (0.0113446401379631) translate (0.901388888888889in 5.44305555555556in)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23" svg:width="1.0894in" svg:height="1.0449in" svg:x="0.8787in" svg:y="2.674in"><text:p text:style-name="P22"><text:span text:style-name="T22">Less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0" draw:text-style-name="P23" xml:id="id6" draw:id="id6" svg:width="1.4169in" svg:height="1.3386in" svg:x="0.7091in" svg:y="2.516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1" draw:text-style-name="P23" svg:x1="4.0433in" svg:y1="3.4059in" svg:x2="4.9559in" svg:y2="5.5106in" draw:start-shape="id1" draw:start-glue-point="1" draw:end-shape="id2" draw:end-glue-point="0" svg:d="M10270 8651h2318v5346" svg:viewBox="0 0 2320 5348"><text:p/></draw:connector><draw:line draw:style-name="gr12" draw:text-style-name="P23" svg:x1="4.678in" svg:y1="5.2843in" svg:x2="5.2449in" svg:y2="5.2843in"><text:p/></draw:line><draw:line draw:style-name="gr13" draw:text-style-name="P23" svg:x1="4.2929in" svg:y1="3.4004in" svg:x2="4.0433in" svg:y2="3.2417in"><text:p/></draw:line><draw:line draw:style-name="gr14" draw:text-style-name="P23" svg:x1="4.2925in" svg:y1="3.4236in" svg:x2="4.0543in" svg:y2="3.5941in"><text:p/></draw:line><draw:connector draw:style-name="gr15" draw:text-style-name="P23" svg:x1="3.3681in" svg:y1="3.1402in" svg:x2="4.4957in" svg:y2="2.4083in" draw:start-shape="id1" draw:start-glue-point="0" draw:end-shape="id3" draw:end-glue-point="3" svg:d="M8555 7976v-1859h2864" svg:viewBox="0 0 2866 1861"><text:p/></draw:connector><draw:line draw:style-name="gr16" draw:text-style-name="P23" svg:x1="3.2717in" svg:y1="2.9358in" svg:x2="3.5327in" svg:y2="2.9472in"><text:p/></draw:line><draw:line draw:style-name="gr17" draw:text-style-name="P23" svg:x1="4.1791in" svg:y1="2.2209in" svg:x2="4.1791in" svg:y2="2.5614in"><text:p/></draw:line><draw:connector draw:style-name="gr18" draw:text-style-name="P23" svg:x1="5.1709in" svg:y1="2.1417in" svg:x2="5.1764in" svg:y2="1.3028in" draw:start-shape="id3" draw:start-glue-point="0" draw:end-shape="id4" draw:end-glue-point="2" svg:d="M13134 5440v-1066h14v-1065" svg:viewBox="0 0 16 2133"><text:p/></draw:connector><draw:line draw:style-name="gr19" draw:text-style-name="P23" svg:x1="5.0295in" svg:y1="2.0173in" svg:x2="5.3921in" svg:y2="2.0287in"><text:p/></draw:line><draw:line draw:style-name="gr20" draw:text-style-name="P23" svg:x1="5.0862in" svg:y1="1.439in" svg:x2="4.9614in" svg:y2="1.3028in"><text:p/></draw:line><draw:custom-shape draw:style-name="gr21" draw:text-style-name="P23" svg:width="0.2835in" svg:height="0.2386in" svg:x="5.0299in" svg:y="1.426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23" svg:x1="5.2563in" svg:y1="1.45in" svg:x2="5.3244in" svg:y2="1.3028in"><text:p/></draw:line><draw:connector draw:style-name="gr23" draw:text-style-name="P23" svg:x1="1.6614in" svg:y1="5.4346in" svg:x2="1.4177in" svg:y2="3.8547in" draw:start-shape="id5" draw:start-glue-point="0" draw:end-shape="id6" draw:end-glue-point="6" svg:d="M4220 13804v-2018h-619v-1995" svg:viewBox="0 0 621 4015"><text:p/></draw:connector><draw:connector draw:style-name="gr24" draw:text-style-name="P23" svg:x1="2.126in" svg:y1="3.1858in" svg:x2="2.6933in" svg:y2="3.4059in" draw:start-shape="id6" draw:start-glue-point="7" draw:end-shape="id1" draw:end-glue-point="3" svg:d="M5400 8092h722v559h719" svg:viewBox="0 0 1443 561"><text:p/></draw:connector><draw:line draw:style-name="gr25" draw:text-style-name="P23" svg:x1="1.4799in" svg:y1="5.2843in" svg:x2="1.8315in" svg:y2="5.2843in"><text:p/></draw:line><draw:line draw:style-name="gr26" draw:text-style-name="P23" svg:x1="2.5346in" svg:y1="3.2874in" svg:x2="2.5346in" svg:y2="3.537in"><text:p/></draw:line><draw:connector draw:style-name="gr27" draw:text-style-name="P23" svg:x1="1.6614in" svg:y1="6.189in" svg:x2="4.9559in" svg:y2="6.0445in" draw:start-shape="id5" draw:start-glue-point="2" draw:end-shape="id2" draw:end-glue-point="2" svg:d="M4220 15720v520h8368v-887" svg:viewBox="0 0 8370 889"><text:p/></draw:connector><draw:line draw:style-name="gr28" draw:text-style-name="P23" svg:x1="4.826in" svg:y1="6.2031in" svg:x2="5.1323in" svg:y2="6.2031in"><text:p/></draw:line><draw:line draw:style-name="gr29" draw:text-style-name="P23" svg:x1="1.661in" svg:y1="6.3386in" svg:x2="1.5705in" svg:y2="6.1909in"><text:p/></draw:line><draw:line draw:style-name="gr30" draw:text-style-name="P23" svg:x1="1.661in" svg:y1="6.3386in" svg:x2="1.763in" svg:y2="6.1909in"><text:p/></draw:line><draw:connector draw:style-name="gr31" draw:text-style-name="P23" svg:x1="0.9016in" svg:y1="5.8201in" svg:x2="1.0819in" svg:y2="7.3882in" draw:start-shape="id5" draw:start-glue-point="3" draw:end-shape="id7" draw:end-glue-point="3" svg:d="M2290 14783h-501v3983h959" svg:viewBox="0 0 961 3985"><text:p/></draw:connector><draw:line draw:style-name="gr32" draw:text-style-name="P23" svg:x1="0.7535in" svg:y1="5.6697in" svg:x2="0.7535in" svg:y2="6.0102in"><text:p/></draw:line><draw:line draw:style-name="gr33" draw:text-style-name="P23" svg:x1="0.9122in" svg:y1="7.3941in" svg:x2="1.0827in" svg:y2="7.2693in"><text:p/></draw:line><draw:line draw:style-name="gr34" draw:text-style-name="P23" svg:x1="0.9122in" svg:y1="7.3941in" svg:x2="1.0827in" svg:y2="7.5528in"><text:p/></draw:line><draw:custom-shape draw:style-name="gr35" draw:text-style-name="P23" svg:width="1.0898in" svg:height="1.0441in" svg:x="2.8177in" svg:y="4.5354in"><text:p text:style-name="P22"><text:span text:style-name="T22">Interview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6" draw:text-style-name="P23" xml:id="id8" draw:id="id8" svg:width="1.4177in" svg:height="1.3386in" svg:x="2.648in" svg:y="4.376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7" draw:text-style-name="P23" svg:x1="2.4209in" svg:y1="5.8031in" svg:x2="3.3563in" svg:y2="5.715in" draw:end-shape="id8" draw:end-glue-point="6" svg:d="M6149 14740v277h2376v-501" svg:viewBox="0 0 2378 503"><text:p/></draw:connector><draw:connector draw:style-name="gr38" draw:text-style-name="P23" svg:x1="3.3681in" svg:y1="3.6728in" svg:x2="3.3571in" svg:y2="4.3772in" draw:start-shape="id1" draw:start-glue-point="2" svg:d="M8555 9329v1145h-28v644" svg:viewBox="0 0 30 1790"><text:p/></draw:connector><draw:line draw:style-name="gr39" draw:text-style-name="P23" svg:x1="2.5461in" svg:y1="5.7268in" svg:x2="2.5575in" svg:y2="5.9988in"><text:p/></draw:line><draw:line draw:style-name="gr40" draw:text-style-name="P23" svg:x1="3.2717in" svg:y1="5.7827in" svg:x2="3.4642in" svg:y2="5.7827in"><text:p/></draw:line><draw:line draw:style-name="gr41" draw:text-style-name="P23" svg:x1="3.2606in" svg:y1="3.7528in" svg:x2="3.476in" svg:y2="3.7528in"><text:p/></draw:line><draw:custom-shape draw:style-name="gr42" draw:text-style-name="P23" svg:width="0.2843in" svg:height="0.2386in" svg:x="3.2146in" svg:y="4.0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3" draw:text-style-name="P23" svg:x1="3.2488in" svg:y1="4.252in" svg:x2="3.1921in" svg:y2="4.524in"><text:p/></draw:line><draw:line draw:style-name="gr44" draw:text-style-name="P23" svg:x1="3.476in" svg:y1="4.2177in" svg:x2="3.4988in" svg:y2="4.5012in"><text:p/></draw:line></draw:g>ER DIAGRAM</text:p>
      <text:p text:style-name="P18"><text:s/><text:span text:style-name="T16">Relation Description</text:span></text:p>
      <text:p text:style-name="P2">The relations that have been defined are as follows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Relation</text:p>
            </table:table-cell>
            <table:table-cell table:style-name="Table1.A1" office:value-type="string">
              <text:p text:style-name="P11">Attributes</text:p>
            </table:table-cell>
            <table:table-cell table:style-name="Table1.A1" office:value-type="string">
              <text:p text:style-name="P11">Functional Dependencies</text:p>
            </table:table-cell>
            <table:table-cell table:style-name="Table1.D1" office:value-type="string">
              <text:p text:style-name="P11">3NF</text:p>
            </table:table-cell>
          </table:table-row>
        </table:table-header-rows>
        <table:table-row>
          <table:table-cell table:style-name="Table1.A2" office:value-type="string">
            <text:p text:style-name="P3">Employee</text:p>
          </table:table-cell>
          <table:table-cell table:style-name="Table1.A2" office:value-type="string">
            <text:p text:style-name="P3"><text:span text:style-name="T2">emp_ID</text:span>, class, last name, first name, <text:span text:style-name="T12">branch_ID</text:span>, sex, phone num, age</text:p>
          </table:table-cell>
          <table:table-cell table:style-name="Table1.A2" office:value-type="string">
            <text:p text:style-name="P3">{emp_ID<text:span text:style-name="T4">→class}, {emp_ID→last name},{emp_ID→first name},{emp_ID→branch_ID}, {emp_ID→sex}, {emp_ID→phone num}, {emp_ID→age}</text:span></text:p>
          </table:table-cell>
          <table:table-cell table:style-name="Table1.D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3">Branch</text:p>
          </table:table-cell>
          <table:table-cell table:style-name="Table1.A2" office:value-type="string">
            <text:p text:style-name="P3"><text:span text:style-name="T17">branch_id</text:span>, street, postal, city, <text:span text:style-name="T12">manager_</text:span><text:span text:style-name="T13">ID</text:span></text:p>
          </table:table-cell>
          <table:table-cell table:style-name="Table1.A2" office:value-type="string">
            <text:p text:style-name="P3">{branch_ID<text:span text:style-name="T4">→street},{branch_ID→postal},{branch_ID→city},{branch_ID→manager_ID}</text:span></text:p>
          </table:table-cell>
          <table:table-cell table:style-name="Table1.D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3">Client</text:p>
          </table:table-cell>
          <table:table-cell table:style-name="Table1.A2" office:value-type="string">
            <text:p text:style-name="P3"><text:span text:style-name="T2">client_ID</text:span>, <text:span text:style-name="T11">l</text:span>ast name, given name, sex, miles driven, <text:span text:style-name="T14">branch</text:span><text:span text:style-name="T12">_</text:span><text:span text:style-name="T14">ID</text:span><text:span text:style-name="T10">, </text:span>valid_license</text:p>
          </table:table-cell>
          <table:table-cell table:style-name="Table1.A2" office:value-type="string">
            <text:p text:style-name="P5">{client_ID<text:span text:style-name="T5">→</text:span><text:span text:style-name="T4">last name},{client_ID</text:span><text:span text:style-name="T5">→</text:span><text:span text:style-name="T4">given name},{client_ID</text:span><text:span text:style-name="T5">→</text:span><text:span text:style-name="T4">sex},{client_ID</text:span><text:span text:style-name="T5">→</text:span><text:span text:style-name="T4">miles driven},{client_ID</text:span><text:span text:style-name="T5">→</text:span><text:span text:style-name="T4">branch_ID},{client_ID</text:span><text:span text:style-name="T5">→</text:span><text:span text:style-name="T4">valid_license}</text:span></text:p>
          </table:table-cell>
          <table:table-cell table:style-name="Table1.D4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3">Vehicle</text:p>
          </table:table-cell>
          <table:table-cell table:style-name="Table1.A2" office:value-type="string">
            <text:p text:style-name="P4"><text:span text:style-name="T17">vehicle_ID</text:span>, <text:span text:style-name="T20">mileage</text:span>, <text:span text:style-name="T12">emp_ID</text:span></text:p>
          </table:table-cell>
          <table:table-cell table:style-name="Table1.A2" office:value-type="string">
            <text:p text:style-name="P6"><text:span text:style-name="T4">{vehicle_ID</text:span><text:span text:style-name="T5">→</text:span><text:span text:style-name="T4">milage},{vehicle_ID</text:span><text:span text:style-name="T5">→</text:span><text:span text:style-name="T4">emp_ID},{</text:span><text:span text:style-name="T9">emp</text:span><text:span text:style-name="T4">_ID</text:span><text:span text:style-name="T5">→</text:span><text:span text:style-name="T4">milage}</text:span></text:p>
          </table:table-cell>
          <table:table-cell table:style-name="Table1.D4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3">Lesson</text:p>
          </table:table-cell>
          <table:table-cell table:style-name="Table1.A2" office:value-type="string">
            <text:p text:style-name="P4"><text:span text:style-name="T17">lesson_ID</text:span>, <text:span text:style-name="T19">date/</text:span>time, <text:span text:style-name="T12">client_ID</text:span>, <text:span text:style-name="T12">emp_ID</text:span>, <text:span text:style-name="T12">vehicle_ID</text:span>, <text:span text:style-name="T20">mileage</text:span></text:p>
          </table:table-cell>
          <table:table-cell table:style-name="Table1.A2" office:value-type="string">
            <text:p text:style-name="P5">{lesson_ID<text:span text:style-name="T5">→</text:span><text:span text:style-name="T4">time},{lesson_ID</text:span><text:span text:style-name="T5">→</text:span><text:span text:style-name="T4">date/</text:span><text:span text:style-name="T6">time</text:span><text:span text:style-name="T4">},{lesson_ID</text:span><text:span text:style-name="T5">→</text:span><text:span text:style-name="T4">client_ID},{lesson_ID</text:span><text:span text:style-name="T5">→</text:span><text:span text:style-name="T4">emp_ID},{lesson_ID</text:span><text:span text:style-name="T5">→</text:span><text:span text:style-name="T4">vehicle_ID},{lesson_ID</text:span><text:span text:style-name="T5">→</text:span><text:span text:style-name="T4">milage},{client_ID</text:span><text:span text:style-name="T5">→</text:span><text:span text:style-name="T4">emp_ID},{emp_ID</text:span><text:span text:style-name="T5">→</text:span><text:span text:style-name="T4">vehicleID}</text:span></text:p>
          </table:table-cell>
          <table:table-cell table:style-name="Table1.D4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3">Vehicle Inspection</text:p>
          </table:table-cell>
          <table:table-cell table:style-name="Table1.A2" office:value-type="string">
            <text:p text:style-name="P4"><text:span text:style-name="T15">vehicle_ID</text:span>, <text:span text:style-name="T18">date/time</text:span>, fault</text:p>
          </table:table-cell>
          <table:table-cell table:style-name="Table1.A2" office:value-type="string">
            <text:p text:style-name="P7">{vehicle_ID<text:span text:style-name="T5">→</text:span><text:span text:style-name="T4">date/time},{vehicle_ID</text:span><text:span text:style-name="T5">→</text:span><text:span text:style-name="T4">fault}</text:span></text:p>
          </table:table-cell>
          <table:table-cell table:style-name="Table1.D4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3">Exam</text:p>
          </table:table-cell>
          <table:table-cell table:style-name="Table1.A2" office:value-type="string">
            <text:p text:style-name="P4"><text:span text:style-name="T17">exam_ID</text:span>, type, <text:span text:style-name="T12">client_ID</text:span>, result</text:p>
          </table:table-cell>
          <table:table-cell table:style-name="Table1.A2" office:value-type="string">
            <text:p text:style-name="P8"><text:span text:style-name="T4">{exam_ID</text:span><text:span text:style-name="T5">→</text:span><text:span text:style-name="T4">type},{exam_ID</text:span><text:span text:style-name="T5">→</text:span><text:span text:style-name="T4">client_ID},{exam_ID</text:span><text:span text:style-name="T5">→</text:span><text:span text:style-name="T4">result</text:span><text:span text:style-name="T7">}</text:span></text:p>
          </table:table-cell>
          <table:table-cell table:style-name="Table1.D4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3">Interview</text:p>
          </table:table-cell>
          <table:table-cell table:style-name="Table1.A2" office:value-type="string">
            <text:p text:style-name="P4"><text:span text:style-name="T17">client_ID</text:span>, <text:span text:style-name="T12">emp_ID</text:span>, description</text:p>
          </table:table-cell>
          <table:table-cell table:style-name="Table1.A2" office:value-type="string">
            <text:p text:style-name="P8"><text:span text:style-name="T7">{client</text:span><text:span text:style-name="T4">_ID</text:span><text:span text:style-name="T5">→</text:span><text:span text:style-name="T7">emp_ID},{client</text:span><text:span text:style-name="T4">_ID</text:span><text:span text:style-name="T5">→</text:span><text:span text:style-name="T7">description},{</text:span><text:span text:style-name="T8">emp</text:span><text:span text:style-name="T4">_ID</text:span><text:span text:style-name="T5">→</text:span><text:span text:style-name="T8">description}</text:span></text:p>
          </table:table-cell>
          <table:table-cell table:style-name="Table1.D4" office:value-type="string">
            <text:p text:style-name="P10">YES</text:p>
          </table:table-cell>
        </table:table-row>
      </table:table>
      <text:p text:style-name="P1"/>
      <text:p text:style-name="P1"/>
      <text:p text:style-name="P12">Third Normal Form Analysis</text:p>
      <text:p text:style-name="P17"><text:span text:style-name="T1">Most of the functional dependencies identified for the Employee, Branch, Client, Vehicle, Lesson, Vehicle Inspection, Exam and Interview relations </text:span></text:p>
      <text:p text:style-name="P1"/>
      <text:p text:style-name="P1">Implemented functionality</text:p>
      <text:p text:style-name="P2"/>
      <text:p text:style-name="P14">In addition to the ability to <text:span text:style-name="T21">insert, remove and update relations, several different query functions were also implemented as standalone jsp pages. The implemented queries are as follows.</text:span></text:p>
      <text:list xml:id="list7723956293084195661" text:style-name="L9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First_20_Page" style:display-name="First Page" style:page-layout-name="Mpm1" style:next-style-name="Standard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6:49:51.398896960</meta:creation-date>
    <dc:date>2015-12-08T15:57:19.690083492</dc:date>
    <meta:editing-duration>PT13H27M39S</meta:editing-duration>
    <meta:editing-cycles>19</meta:editing-cycles>
    <meta:generator>LibreOffice/4.3.3.2$Linux_X86_64 LibreOffice_project/430m0$Build-2</meta:generator>
    <meta:document-statistic meta:table-count="1" meta:image-count="0" meta:object-count="0" meta:page-count="4" meta:paragraph-count="47" meta:word-count="162" meta:character-count="1739" meta:non-whitespace-character-count="1621"/>
  </office:meta>
</office:document-meta>
</file>